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7"/>
    <style:style style:name="P2" style:family="paragraph" style:parent-style-name="Text_20_body" style:list-style-name="L27">
      <style:paragraph-properties fo:margin-top="0cm" fo:margin-bottom="0cm" style:contextual-spacing="false"/>
    </style:style>
    <style:style style:name="P3" style:family="paragraph" style:parent-style-name="Text_20_body" style:list-style-name="L28"/>
    <style:style style:name="P4" style:family="paragraph" style:parent-style-name="Text_20_body" style:list-style-name="L29"/>
    <style:style style:name="P5" style:family="paragraph" style:parent-style-name="Text_20_body" style:list-style-name="L30"/>
    <style:style style:name="P6" style:family="paragraph" style:parent-style-name="Text_20_body" style:list-style-name="L31"/>
    <style:style style:name="P7" style:family="paragraph" style:parent-style-name="Text_20_body" style:list-style-name="L32"/>
    <style:style style:name="P8" style:family="paragraph" style:parent-style-name="Text_20_body" style:list-style-name="L32">
      <style:paragraph-properties fo:margin-top="0cm" fo:margin-bottom="0cm" style:contextual-spacing="false"/>
    </style:style>
    <style:style style:name="P9" style:family="paragraph" style:parent-style-name="Text_20_body" style:list-style-name="L33"/>
    <style:style style:name="P10" style:family="paragraph" style:parent-style-name="Text_20_body" style:list-style-name="L34"/>
    <style:style style:name="P11" style:family="paragraph" style:parent-style-name="Text_20_body" style:list-style-name="L34">
      <style:paragraph-properties fo:margin-top="0cm" fo:margin-bottom="0cm" style:contextual-spacing="false"/>
    </style:style>
    <style:style style:name="P12" style:family="paragraph" style:parent-style-name="Text_20_body" style:list-style-name="L35"/>
    <style:style style:name="P13" style:family="paragraph" style:parent-style-name="Text_20_body" style:list-style-name="L36"/>
    <style:style style:name="P14" style:family="paragraph" style:parent-style-name="Text_20_body" style:list-style-name="L37"/>
    <style:style style:name="P15" style:family="paragraph" style:parent-style-name="Text_20_body" style:list-style-name="L38"/>
    <style:style style:name="P16" style:family="paragraph" style:parent-style-name="Text_20_body" style:list-style-name="L39"/>
    <style:style style:name="P17" style:family="paragraph" style:parent-style-name="Text_20_body" style:list-style-name="L40"/>
    <style:style style:name="P18" style:family="paragraph" style:parent-style-name="Text_20_body" style:list-style-name="L41"/>
    <style:style style:name="P19" style:family="paragraph" style:parent-style-name="Text_20_body" style:list-style-name="L42"/>
    <style:style style:name="P20" style:family="paragraph" style:parent-style-name="Text_20_body" style:list-style-name="L42">
      <style:paragraph-properties fo:margin-top="0cm" fo:margin-bottom="0cm" style:contextual-spacing="false"/>
    </style:style>
    <style:style style:name="P21" style:family="paragraph" style:parent-style-name="Text_20_body" style:list-style-name="L43"/>
    <style:style style:name="P22" style:family="paragraph" style:parent-style-name="Text_20_body" style:list-style-name="L44"/>
    <style:style style:name="P23" style:family="paragraph" style:parent-style-name="Text_20_body" style:list-style-name="L45"/>
    <style:style style:name="P24" style:family="paragraph" style:parent-style-name="Text_20_body" style:list-style-name="L46"/>
    <style:style style:name="P25" style:family="paragraph" style:parent-style-name="Text_20_body" style:list-style-name="L47"/>
    <style:style style:name="P26" style:family="paragraph" style:parent-style-name="Text_20_body" style:list-style-name="L48"/>
    <style:style style:name="P27" style:family="paragraph" style:parent-style-name="Text_20_body" style:list-style-name="L48">
      <style:paragraph-properties fo:margin-top="0cm" fo:margin-bottom="0cm" style:contextual-spacing="false"/>
    </style:style>
    <style:style style:name="P28" style:family="paragraph" style:parent-style-name="Text_20_body" style:list-style-name="L49"/>
    <style:style style:name="P29" style:family="paragraph" style:parent-style-name="Text_20_body" style:list-style-name="L50"/>
    <style:style style:name="P30" style:family="paragraph" style:parent-style-name="Text_20_body" style:list-style-name="L51"/>
    <style:style style:name="P31" style:family="paragraph" style:parent-style-name="Text_20_body" style:list-style-name="L52"/>
    <style:style style:name="T1" style:family="text">
      <style:text-properties officeooo:rsid="000a796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 text:start-value="2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number text:level="1" text:style-name="Numbering_20_Symbols" loext:num-list-format="%1%." style:num-suffix="." style:num-format="1" text:start-value="2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number text:level="1" text:style-name="Numbering_20_Symbols" loext:num-list-format="%1%." style:num-suffix="." style:num-format="1" text:start-value="2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one_scan</text:span> Walkthrough</text:h>
      <text:list xml:id="list2114808558" text:style-name="L27">
        <text:list-item>
          <text:p text:style-name="P1"><text:span text:style-name="Strong_20_Emphasis">Inputs</text:span></text:p>
          <text:list>
            <text:list-item>
              <text:p text:style-name="P2"><text:span text:style-name="Source_20_Text">($scan, $allocate, $id_only)</text:span> are the parameters.</text:p>
              <text:list>
                <text:list-item>
                  <text:p text:style-name="P2"><text:span text:style-name="Source_20_Text">scan</text:span>: the path to the scanned image file.</text:p>
                </text:list-item>
                <text:list-item>
                  <text:p text:style-name="P2"><text:span text:style-name="Source_20_Text">allocate</text:span>: whether we should allocate a new copy number.</text:p>
                </text:list-item>
                <text:list-item>
                  <text:p text:style-name="P2"><text:span text:style-name="Source_20_Text">id_only</text:span>: if <text:span text:style-name="Source_20_Text">true</text:span>, we only want to figure out the ID (which exam page is this) without fully processing answer data.</text:p>
                </text:list-item>
              </text:list>
            </text:list-item>
          </text:list>
        </text:list-item>
        <text:list-item>
          <text:p text:style-name="P1"><text:span text:style-name="Strong_20_Emphasis">Handle Project-Relative Path</text:span><text:line-break/>If <text:span text:style-name="Source_20_Text">$project_dir</text:span> is defined, the code calls <text:span text:style-name="Source_20_Text">abs2proj(...)</text:span> to convert <text:span text:style-name="Source_20_Text">$scan</text:span> to a path relative to <text:span text:style-name="Source_20_Text">%PROJET</text:span> or <text:span text:style-name="Source_20_Text">$ENV{HOME}</text:span>. The result is stored in <text:span text:style-name="Source_20_Text">$sf</text:span>.</text:p>
        </text:list-item>
        <text:list-item>
          <text:p text:style-name="P1"><text:span text:style-name="Strong_20_Emphasis">Setup Debug Output</text:span></text:p>
          <text:list>
            <text:list-item>
              <text:p text:style-name="P2">Extracts the file name part from <text:span text:style-name="Source_20_Text">$sf</text:span> into <text:span text:style-name="Source_20_Text">$sf_file</text:span>.</text:p>
            </text:list-item>
            <text:list-item>
              <text:p text:style-name="P2">If <text:span text:style-name="Source_20_Text">$debug_image_dir</text:span> is given, sets <text:span text:style-name="Source_20_Text">$debug_image</text:span> to <text:span text:style-name="Source_20_Text">debug_image_dir/sf_file.png</text:span> so that we can output debug images there.</text:p>
            </text:list-item>
          </text:list>
        </text:list-item>
        <text:list-item>
          <text:p text:style-name="P1"><text:span text:style-name="Strong_20_Emphasis">Initialize AMC Data</text:span></text:p>
          <text:list>
            <text:list-item>
              <text:p text:style-name="P2">Creates a new <text:span text:style-name="Source_20_Text">AMC::Data</text:span> object for <text:span text:style-name="Source_20_Text">$data_dir</text:span>.</text:p>
            </text:list-item>
            <text:list-item>
              <text:p text:style-name="P2">Retrieves the <text:span text:style-name="Source_20_Text">layout</text:span> and <text:span text:style-name="Source_20_Text">capture</text:span> modules from <text:span text:style-name="Source_20_Text">$data</text:span>.</text:p>
            </text:list-item>
            <text:list-item>
              <text:p text:style-name="P2">Creates an <text:span text:style-name="Source_20_Text">AMC::Exec</text:span> object named <text:span text:style-name="Source_20_Text">$commands</text:span> with an identifier <text:span text:style-name="Source_20_Text">'AMC-analyse'</text:span>, then calls <text:span text:style-name="Source_20_Text">$commands-&gt;signalise();</text:span> for logging/tracking.</text:p>
            </text:list-item>
          </text:list>
        </text:list-item>
        <text:list-item>
          <text:p text:style-name="P1"><text:span text:style-name="Strong_20_Emphasis">Prepare for Mark Detection</text:span></text:p>
          <text:list>
            <text:list-item>
              <text:p text:style-name="P2">Builds an array of arguments (<text:span text:style-name="Source_20_Text">@args</text:span>) controlling how corner marks are detected (e.g., image size, mark diameter, threshold).</text:p>
            </text:list-item>
            <text:list-item>
              <text:p text:style-name="P2">Enables or disables certain flags based on user preferences (<text:span text:style-name="Source_20_Text">-P</text:span>, <text:span text:style-name="Source_20_Text">-r</text:span>, <text:span text:style-name="Source_20_Text">-k</text:span>).</text:p>
            </text:list-item>
          </text:list>
        </text:list-item>
        <text:list-item>
          <text:p text:style-name="P1"><text:span text:style-name="Strong_20_Emphasis">Run Mark Detection</text:span></text:p>
          <text:list>
            <text:list-item>
              <text:p text:style-name="P2">Creates an <text:span text:style-name="Source_20_Text">AMC::Subprocess</text:span> in <text:span text:style-name="Source_20_Text">'detect'</text:span> mode with <text:span text:style-name="Source_20_Text">\@args</text:span>.</text:p>
            </text:list-item>
            <text:list-item>
              <text:p text:style-name="P2">Calls <text:span text:style-name="Source_20_Text">$process-&gt;commande("load $scan")</text:span> to process the image.</text:p>
            </text:list-item>
            <text:list-item>
              <text:p text:style-name="P2">The returned lines (<text:span text:style-name="Source_20_Text">@r</text:span>) are parsed to extract corner mark coordinates (<text:span text:style-name="Source_20_Text">Frame[...] -&gt; push @c</text:span>) or warnings (<text:span text:style-name="Source_20_Text">$warns{...}</text:span>).</text:p>
            </text:list-item>
          </text:list>
        </text:list-item>
        <text:list-item>
          <text:p text:style-name="P1"><text:span text:style-name="Strong_20_Emphasis">Check for Not Enough Marks</text:span></text:p>
          <text:list>
            <text:list-item>
              <text:p text:style-name="P2">If warnings indicate “MAYBE_BLANK” or “NMARKS” (not enough corner marks):</text:p>
              <text:list>
                <text:list-item>
                  <text:p text:style-name="P2">If <text:span text:style-name="Source_20_Text">$id_only</text:span>, we stop and return an error hash with <text:span text:style-name="Source_20_Text">blank =&gt; 1</text:span> or <text:span text:style-name="Source_20_Text">error =&gt; ...</text:span>.</text:p>
                </text:list-item>
                <text:list-item>
                  <text:p text:style-name="P2">Otherwise, we record the failure (<text:span text:style-name="Source_20_Text">error(...)</text:span>) and return.</text:p>
                </text:list-item>
              </text:list>
            </text:list-item>
          </text:list>
        </text:list-item>
        <text:list-item>
          <text:p text:style-name="P1"><text:span text:style-name="Strong_20_Emphasis">Create a “Global Frame”</text:span></text:p>
          <text:list>
            <text:list-item>
              <text:p text:style-name="P2">With the corner coordinates in <text:span text:style-name="Source_20_Text">@c</text:span>, we call <text:span text:style-name="Source_20_Text">AMC::Boite::new_complete(@c)</text:span> to create a bounding box object (<text:span text:style-name="Source_20_Text">$cadre_general</text:span>) for the entire page.</text:p>
            </text:list-item>
          </text:list>
        </text:list-item>
        <text:list-item>
          <text:p text:style-name="P1"><text:span text:style-name="Strong_20_Emphasis">Detect Page ID</text:span></text:p>
          <text:list>
            <text:list-item>
              <text:p text:style-name="P2"><text:soft-page-break/>Calls a helper <text:span text:style-name="Source_20_Text">marks_fit_and_id(...)</text:span> to figure out how the corner marks map to a known layout (which exam ID).</text:p>
            </text:list-item>
            <text:list-item>
              <text:p text:style-name="P2">If <text:span text:style-name="Source_20_Text">$try_three</text:span> is set, tries a 3-corner approach if 4 corners failed.</text:p>
            </text:list-item>
            <text:list-item>
              <text:p text:style-name="P2">If still not found, tries rotating the image 180° and repeating the detection.</text:p>
            </text:list-item>
            <text:list-item>
              <text:p text:style-name="P2">If all attempts fail, record an error or return with “No layout” if <text:span text:style-name="Source_20_Text">$id_only</text:span>.</text:p>
            </text:list-item>
          </text:list>
        </text:list-item>
        <text:list-item>
          <text:p text:style-name="P1"><text:span text:style-name="Strong_20_Emphasis">Return ID Only (if requested)</text:span></text:p>
        </text:list-item>
      </text:list>
      <text:list xml:id="list2380344238" text:style-name="L28">
        <text:list-item>
          <text:p text:style-name="P3">If <text:span text:style-name="Source_20_Text">$ok</text:span> is true and <text:span text:style-name="Source_20_Text">$id_only</text:span> is true, we close the process and return the ID info.</text:p>
        </text:list-item>
      </text:list>
      <text:list xml:id="list853119686" text:style-name="L29">
        <text:list-item>
          <text:p text:style-name="P4"><text:span text:style-name="Strong_20_Emphasis">Apply the Correct Transformation</text:span></text:p>
        </text:list-item>
      </text:list>
      <text:list xml:id="list1854338824" text:style-name="L30">
        <text:list-item>
          <text:p text:style-name="P5">Calls <text:span text:style-name="Source_20_Text">command_transf(...)</text:span> with <text:span text:style-name="Source_20_Text">$random_layout-&gt;{transf}</text:span> to ensure the page is oriented correctly for reading the boxes.</text:p>
        </text:list-item>
      </text:list>
      <text:list xml:id="list720356718" text:style-name="L31">
        <text:list-item>
          <text:p text:style-name="P6"><text:span text:style-name="Strong_20_Emphasis">Read the Layout from the Database</text:span></text:p>
        </text:list-item>
      </text:list>
      <text:list xml:id="list700627755" text:style-name="L32">
        <text:list-item>
          <text:p text:style-name="P8">Begins a read transaction on <text:span text:style-name="Source_20_Text">$layout</text:span> to fetch the stored box definitions for the identified exam/page.</text:p>
        </text:list-item>
        <text:list-item>
          <text:p text:style-name="P8">Merges that data (<text:span text:style-name="Source_20_Text">$ld</text:span>) with the partial data in <text:span text:style-name="Source_20_Text">$random_layout</text:span>.</text:p>
        </text:list-item>
        <text:list-item>
          <text:p text:style-name="P7">Ends the layout read transaction.</text:p>
        </text:list-item>
      </text:list>
      <text:list xml:id="list1526807341" text:style-name="L33">
        <text:list-item>
          <text:p text:style-name="P9"><text:span text:style-name="Strong_20_Emphasis">Allocate a New Copy Number</text:span></text:p>
        </text:list-item>
      </text:list>
      <text:list xml:id="list2958677390" text:style-name="L34">
        <text:list-item>
          <text:p text:style-name="P11">If <text:span text:style-name="Source_20_Text">$multiple</text:span> is true (multiple copies allowed), we start a transaction in <text:span text:style-name="Source_20_Text">capture</text:span>, call <text:span text:style-name="Source_20_Text">$capture-&gt;new_page_copy(...)</text:span> to get the next copy ID, and store it in <text:span text:style-name="Source_20_Text">@spc</text:span>. Then we associate <text:span text:style-name="Source_20_Text">$sf</text:span> (the scan filename) with that new page/copy.</text:p>
        </text:list-item>
        <text:list-item>
          <text:p text:style-name="P10">If multiple copies are not tracked, we just set copy number to <text:span text:style-name="Source_20_Text">0</text:span>.</text:p>
        </text:list-item>
      </text:list>
      <text:list xml:id="list2453954346" text:style-name="L35">
        <text:list-item>
          <text:p text:style-name="P12"><text:span text:style-name="Strong_20_Emphasis">Generate Zoomed Box Images</text:span></text:p>
        </text:list-item>
      </text:list>
      <text:list xml:id="list3343096489" text:style-name="L36">
        <text:list-item>
          <text:p text:style-name="P13">Tells the subprocess to run <text:span text:style-name="Source_20_Text">"zooms $zoom_dir"</text:span> so it will save small cropped images for each box in <text:span text:style-name="Source_20_Text">$zoom_dir</text:span>.</text:p>
        </text:list-item>
      </text:list>
      <text:list xml:id="list2897542798" text:style-name="L37">
        <text:list-item>
          <text:p text:style-name="P14"><text:span text:style-name="Strong_20_Emphasis">Measure Darkness in Each Box</text:span></text:p>
        </text:list-item>
      </text:list>
      <text:list xml:id="list1128305741" text:style-name="L38">
        <text:list-item>
          <text:p text:style-name="P15">For each key in <text:span text:style-name="Source_20_Text">$ld-&gt;{boxes}</text:span>, if it looks like a question/answer box (<text:span text:style-name="Source_20_Text">X.Y</text:span>), calls <text:span text:style-name="Source_20_Text">measure_box(...)</text:span> with the subprocess to measure how “dark” it is (to decide if it’s marked).</text:p>
        </text:list-item>
      </text:list>
      <text:list xml:id="list3406409149" text:style-name="L39">
        <text:list-item>
          <text:p text:style-name="P16"><text:span text:style-name="Strong_20_Emphasis">If Debugging</text:span></text:p>
        </text:list-item>
      </text:list>
      <text:list xml:id="list2632362949" text:style-name="L40">
        <text:list-item>
          <text:p text:style-name="P17">If <text:span text:style-name="Source_20_Text">$debug_image</text:span> was set, we finalize diagnostic info (<text:span text:style-name="Source_20_Text">error("End of diagnostic", ...)</text:span>) and return without storing results.</text:p>
        </text:list-item>
      </text:list>
      <text:list xml:id="list3739855831" text:style-name="L41">
        <text:list-item>
          <text:p text:style-name="P18"><text:span text:style-name="Strong_20_Emphasis">Create a Layout Image</text:span> (page-based report)</text:p>
        </text:list-item>
      </text:list>
      <text:list xml:id="list759247097" text:style-name="L42">
        <text:list-item>
          <text:p text:style-name="P20">Computes <text:span text:style-name="Source_20_Text">"$cr_dir/page-[ID].jpg"</text:span> as the output.</text:p>
        </text:list-item>
        <text:list-item>
          <text:p text:style-name="P19">Calls <text:span text:style-name="Source_20_Text">$process-&gt;commande("output ...")</text:span> to save a final image showing the recognized layout.</text:p>
        </text:list-item>
      </text:list>
      <text:list xml:id="list1576537111" text:style-name="L43">
        <text:list-item>
          <text:p text:style-name="P21"><text:span text:style-name="Strong_20_Emphasis">Rotate the Original Scan if Upside-Down</text:span></text:p>
        </text:list-item>
      </text:list>
      <text:list xml:id="list1930783475" text:style-name="L44">
        <text:list-item>
          <text:p text:style-name="P22">If <text:span text:style-name="Source_20_Text">$upside_down</text:span> was detected, we call <text:span text:style-name="Source_20_Text">convert -rotate 180</text:span> on the original <text:span text:style-name="Source_20_Text">scan</text:span> file so future uses see it upright.</text:p>
        </text:list-item>
      </text:list>
      <text:list xml:id="list2072862376" text:style-name="L45">
        <text:list-item>
          <text:p text:style-name="P23"><text:soft-page-break/><text:span text:style-name="Strong_20_Emphasis">Generate a Namefield Sub-Image</text:span></text:p>
        </text:list-item>
      </text:list>
      <text:list xml:id="list959269217" text:style-name="L46">
        <text:list-item>
          <text:p text:style-name="P24">If the layout includes a <text:span text:style-name="Source_20_Text">namefield</text:span> box, we read the entire <text:span text:style-name="Source_20_Text">scan</text:span> into a new ImageMagick object, crop to the namefield’s bounding box, and write out an image like <text:span text:style-name="Source_20_Text">"$cr_dir/name-[student].jpg"</text:span>.</text:p>
        </text:list-item>
      </text:list>
      <text:list xml:id="list3414442933" text:style-name="L47">
        <text:list-item>
          <text:p text:style-name="P25"><text:span text:style-name="Strong_20_Emphasis">Write Results to the Database</text:span></text:p>
        </text:list-item>
      </text:list>
      <text:list xml:id="list2973335405" text:style-name="L48">
        <text:list-item>
          <text:p text:style-name="P27">Begin a transaction in <text:span text:style-name="Source_20_Text">$capture</text:span> with label <text:span text:style-name="Source_20_Text">'CRSL'</text:span>.</text:p>
        </text:list-item>
        <text:list-item>
          <text:p text:style-name="P27"><text:span text:style-name="Source_20_Text">annotate_source_change($capture)</text:span> marks that the source data changed.</text:p>
        </text:list-item>
        <text:list-item>
          <text:p text:style-name="P27"><text:span text:style-name="Source_20_Text">set_page_auto(...)</text:span> associates the scan file <text:span text:style-name="Source_20_Text">$sf</text:span> with the page/copy <text:span text:style-name="Source_20_Text">@spc</text:span>, sets the transform parameters, and if it overwrote existing data, we optionally tag it as overwritten.</text:p>
        </text:list-item>
        <text:list-item>
          <text:p text:style-name="P27">Removes old “failed” scan entries for <text:span text:style-name="Source_20_Text">$sf</text:span>.</text:p>
        </text:list-item>
        <text:list-item>
          <text:p text:style-name="P27">Stores layout references (like <text:span text:style-name="Source_20_Text">$layout_file</text:span>) and bounding boxes for the global frame and each question box.</text:p>
        </text:list-item>
        <text:list-item>
          <text:p text:style-name="P26">Ends the transaction.</text:p>
        </text:list-item>
      </text:list>
      <text:list xml:id="list4134851385" text:style-name="L49">
        <text:list-item>
          <text:p text:style-name="P28"><text:span text:style-name="Strong_20_Emphasis">Close the Detection Process</text:span></text:p>
        </text:list-item>
      </text:list>
      <text:list xml:id="list1817438346" text:style-name="L50">
        <text:list-item>
          <text:p text:style-name="P29"><text:span text:style-name="Source_20_Text">$process-&gt;ferme_commande()</text:span> to cleanly shut down the external measure/detect commands.</text:p>
        </text:list-item>
      </text:list>
      <text:list xml:id="list3207128200" text:style-name="L51">
        <text:list-item>
          <text:p text:style-name="P30"><text:span text:style-name="Strong_20_Emphasis">Update Progress</text:span></text:p>
        </text:list-item>
      </text:list>
      <text:list xml:id="list4058350476" text:style-name="L52">
        <text:list-item>
          <text:p text:style-name="P31"><text:span text:style-name="Source_20_Text">$progress_h-&gt;progres($delta)</text:span> increments a progress bar or similar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1:30:02.446869131</meta:creation-date>
    <dc:date>2025-01-21T11:31:20.217978715</dc:date>
    <meta:editing-duration>PT1M18S</meta:editing-duration>
    <meta:editing-cycles>1</meta:editing-cycles>
    <meta:document-statistic meta:table-count="0" meta:image-count="0" meta:object-count="0" meta:page-count="3" meta:paragraph-count="67" meta:word-count="783" meta:character-count="4744" meta:non-whitespace-character-count="4094"/>
    <meta:generator>LibreOffice/7.3.7.2$Linux_X86_64 LibreOffice_project/30$Build-2</meta:generator>
  </office:meta>
</office:document-meta>
</file>